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Structures</text:p>
      <text:p text:style-name="Standard">Chapter 9</text:p>
      <text:p text:style-name="Standard">By</text:p>
      <text:p text:style-name="Standard">Eric Schles</text:p>
      <text:p text:style-name="Standard"/>
      <text:p text:style-name="Standard">9.1</text:p>
      <text:p text:style-name="Standard">Sort the sequence 8,1,4,1,5,9,2,6,5</text:p>
      <text:p text:style-name="Standard"/>
      <text:p text:style-name="Standard">a. insertion sort</text:p>
      <text:p text:style-name="Standard"/>
      <text:p text:style-name="Standard">p = 1</text:p>
      <text:p text:style-name="Standard"/>
      <text:p text:style-name="Standard">new sequence: 1,8,4,1,5,9,2,6,5</text:p>
      <text:p text:style-name="Standard"/>
      <text:p text:style-name="Standard">p = 2</text:p>
      <text:p text:style-name="Standard"/>
      <text:p text:style-name="Standard">new sequence: 1,4,8,1,5,9,2,6,5</text:p>
      <text:p text:style-name="Standard"/>
      <text:p text:style-name="Standard">p = 3</text:p>
      <text:p text:style-name="Standard"/>
      <text:p text:style-name="Standard">new sequence: 1,1,4,8,5,9,2,6,5</text:p>
      <text:p text:style-name="Standard"/>
      <text:p text:style-name="Standard">p <text:s/>= 4</text:p>
      <text:p text:style-name="Standard"/>
      <text:p text:style-name="Standard">new sequence: 1,1,4,5,8,9,2,6,5</text:p>
      <text:p text:style-name="Standard"/>
      <text:p text:style-name="Standard">p = 5</text:p>
      <text:p text:style-name="Standard"/>
      <text:p text:style-name="Standard">new sequence: 1,1,4,5,8,9,2,6,5</text:p>
      <text:p text:style-name="Standard"/>
      <text:p text:style-name="Standard">p = 6</text:p>
      <text:p text:style-name="Standard"/>
      <text:p text:style-name="Standard">new sequence: 1,1,2,4,5,8,9,6,5</text:p>
      <text:p text:style-name="Standard"/>
      <text:p text:style-name="Standard">p = 7</text:p>
      <text:p text:style-name="Standard"/>
      <text:p text:style-name="Standard">new sequence: 1,1,2,4,5,6,8,9,5</text:p>
      <text:p text:style-name="Standard"/>
      <text:p text:style-name="Standard">p = 8</text:p>
      <text:p text:style-name="Standard"/>
      <text:p text:style-name="Standard">new sequence: 1,1,2,4,5,5,6,8,9</text:p>
      <text:p text:style-name="Standard"/>
      <text:p text:style-name="Standard"/>
      <text:p text:style-name="Standard"/>
      <text:p text:style-name="Standard"/>
      <text:p text:style-name="Standard"/>
      <text:p text:style-name="Standard"/>
      <text:p text:style-name="Standard"/>
      <text:p text:style-name="Standard"/>
      <text:list xml:id="list2131628173" text:style-name="L1">
        <text:list-item>
          <text:p text:style-name="P1"><text:soft-page-break/>mergesort</text:p>
        </text:list-item>
      </text:list>
      <text:p text:style-name="Standard"/>
      <text:p text:style-name="Standard">Sort the sequence 8,1,4,1,5,9,2,6,5</text:p>
      <text:p text:style-name="Standard"/>
      <text:p text:style-name="Standard">Round 1)</text:p>
      <text:p text:style-name="Standard"><text:s/>8,1,4,1 <text:s/>&amp; <text:s/>5,9,2,6,5</text:p>
      <text:p text:style-name="Standard"/>
      <text:p text:style-name="Standard">These are both unsorted arrays so we sort</text:p>
      <text:p text:style-name="Standard"/>
      <text:p text:style-name="Standard">8, 1 <text:s text:c="2"/>&amp; 4, 1 <text:s text:c="2"/>&amp; <text:s/>5,9 &amp; 2, 6, 5</text:p>
      <text:p text:style-name="Standard"/>
      <text:p text:style-name="Standard">8 &amp; 1 &amp; 4 &amp; 1 &amp; 5, 9 &amp; 2 &amp; 6,5</text:p>
      <text:p text:style-name="Standard"/>
      <text:p text:style-name="Standard">8 &amp; 1 &amp; 4 &amp; 1 &amp; 5,9 &amp; 2 &amp; 6 &amp; 5</text:p>
      <text:p text:style-name="Standard"/>
      <text:p text:style-name="Standard">Now all the sub arrays are sorted so we begin the merge</text:p>
      <text:p text:style-name="Standard"/>
      <text:p text:style-name="Standard">After merge we have</text:p>
      <text:p text:style-name="Standard"/>
      <text:p text:style-name="Standard">1,1,2,4,5,5,6,8,9</text:p>
      <text:p text:style-name="Standard"/>
      <text:p text:style-name="Standard">As expected.</text:p>
      <text:p text:style-name="Standard"/>
      <text:list xml:id="list944484593" text:style-name="L2">
        <text:list-item>
          <text:p text:style-name="P2">quicksort with middle element, no cut off</text:p>
        </text:list-item>
      </text:list>
      <text:p text:style-name="Standard"/>
      <text:p text:style-name="Standard">Sort the sequence 8,1,4,1,5,9,2,6,5</text:p>
      <text:p text:style-name="Standard"/>
      <text:p text:style-name="Standard">middle is 8/2 = 4</text:p>
      <text:p text:style-name="Standard"/>
      <text:p text:style-name="Standard">pivot = 5</text:p>
      <text:p text:style-name="Standard"/>
      <text:p text:style-name="Standard">So first we partition:</text:p>
      <text:p text:style-name="Standard"/>
      <text:p text:style-name="Standard">1,4,1,2,5 in the left array</text:p>
      <text:p text:style-name="Standard">and</text:p>
      <text:p text:style-name="Standard">8,9,6 in the right array </text:p>
      <text:p text:style-name="Standard"/>
      <text:p text:style-name="Standard">Left side: (1,4,1,2,5)</text:p>
      <text:p text:style-name="Standard">now we partition the left array</text:p>
      <text:p text:style-name="Standard"/>
      <text:p text:style-name="Standard">1,4 &amp; 2,5 with pivot 1</text:p>
      <text:p text:style-name="Standard"/>
      <text:p text:style-name="Standard">Right side:(8,9,6)</text:p>
      <text:p text:style-name="Standard">now we partition the right array </text:p>
      <text:p text:style-name="Standard"/>
      <text:p text:style-name="Standard">8 &amp; 6 with pivot 9</text:p>
      <text:p text:style-name="Standard"/>
      <text:p text:style-name="Standard"><text:s/>Now the sub arrays are all ordered and we combine them again, based on the pivots.</text:p>
      <text:p text:style-name="Standard"/>
      <text:p text:style-name="Standard"><text:soft-page-break/>1,1,2,4,5 for the left array</text:p>
      <text:p text:style-name="Standard"/>
      <text:p text:style-name="Standard">and 6,8,9 for the right array </text:p>
      <text:p text:style-name="Standard"/>
      <text:p text:style-name="Standard">then we get</text:p>
      <text:p text:style-name="Standard"/>
      <text:p text:style-name="Standard">1,1,2,4,5,5,6,8,9 when we combine the two subarrays.</text:p>
      <text:p text:style-name="Standard">Thus the array is sorted as expected.</text:p>
      <text:p text:style-name="Standard"/>
      <text:p text:style-name="Standard">e. quicksort, with median of three pivot selection and cutoff of 3.</text:p>
      <text:p text:style-name="Standard"/>
      <text:p text:style-name="Standard">start with unsorted array:</text:p>
      <text:p text:style-name="Standard">8,1,4,1,5,9,2,6,5</text:p>
      <text:p text:style-name="Standard"/>
      <text:p text:style-name="Standard">First check if low + cutoff is greater than high.</text:p>
      <text:p text:style-name="Standard">In this case, </text:p>
      <text:p text:style-name="Standard">high = 8, low = 0 and cutoff = 3</text:p>
      <text:p text:style-name="Standard"><text:tab/><text:tab/><text:tab/>3 &lt; 8 so continue.</text:p>
      <text:p text:style-name="Standard"/>
      <text:p text:style-name="Standard">Now we decern the median of 8, 5, and 5. <text:s/>The median is 5.</text:p>
      <text:p text:style-name="Standard"/>
      <text:p text:style-name="Standard">So 5 stays in the middle.</text:p>
      <text:p text:style-name="Standard"/>
      <text:p text:style-name="Standard">Now we do the quicksort and get the following two arrays, partitioned about 5:</text:p>
      <text:p text:style-name="Standard"/>
      <text:p text:style-name="Standard">1,4,1,2 and 8,9,6,5</text:p>
      <text:p text:style-name="Standard"/>
      <text:p text:style-name="Standard">Then we look for partitions for each subarray:</text:p>
      <text:p text:style-name="Standard"/>
      <text:p text:style-name="Standard">left array: 1,4,1,2</text:p>
      <text:p text:style-name="Standard"/>
      <text:p text:style-name="Standard">high is now 3, cutoff is still 3 and low is 0, so continue</text:p>
      <text:p text:style-name="Standard"/>
      <text:p text:style-name="Standard">median = 2</text:p>
      <text:p text:style-name="Standard"/>
      <text:p text:style-name="Standard">1,2,1,4</text:p>
      <text:p text:style-name="Standard"/>
      <text:p text:style-name="Standard">we will swap to get 1,2,1,4</text:p>
      <text:p text:style-name="Standard"/>
      <text:p text:style-name="Standard">now we will be below the threshold and thus</text:p>
      <text:p text:style-name="Standard">will have:</text:p>
      <text:p text:style-name="Standard"/>
      <text:p text:style-name="Standard">1,1,2,4 from selection sort</text:p>
      <text:p text:style-name="Standard"/>
      <text:p text:style-name="Standard">Next we sort the right array and recover:</text:p>
      <text:p text:style-name="Standard"/>
      <text:p text:style-name="Standard">8,9,6,5</text:p>
      <text:p text:style-name="Standard">low is now 5 + 3 &gt; 8</text:p>
      <text:p text:style-name="Standard">Thus we carry out selection sort throughout and get back</text:p>
      <text:p text:style-name="Standard"><text:soft-page-break/>5,6,8,9</text:p>
      <text:p text:style-name="Standard"/>
      <text:p text:style-name="Standard">Now we have</text:p>
      <text:p text:style-name="Standard"/>
      <text:p text:style-name="Standard">1,1,2,4,5,5,6,8,9 as expected.</text:p>
      <text:p text:style-name="Standard"/>
      <text:p text:style-name="Standard">9.2</text:p>
      <text:p text:style-name="Standard">Problem:</text:p>
      <text:p text:style-name="Standard">A sorting algorithm is stable if elements with equal keys are left in the same order as they occur in the input, which of the sorting algorithms in this chapter are stable and which are not? Why?</text:p>
      <text:p text:style-name="Standard"/>
      <text:p text:style-name="Standard">Selectionsort and shellsort are stable.</text:p>
      <text:p text:style-name="Standard"/>
      <text:p text:style-name="Standard">Mergesort and quicksort are unstable.</text:p>
      <text:p text:style-name="Standard"/>
      <text:p text:style-name="Standard">In selectionsort and shellsort the keys will not change throughout the algorithm.</text:p>
      <text:p text:style-name="Standard"/>
      <text:p text:style-name="Standard">Mergesort and quicksort are not stable because they are partitioned throughout the sorting process. <text:s/>Since it is not necessarily the best idea for equal keys to remain in the same order as they occur in the input, they are often changed. <text:s/>If we kept the keys the same, then the algorithm would run in O(N^2) rather than O(N Log N). <text:s/>This is explained in 9.6.5.</text:p>
      <text:p text:style-name="Standard"/>
      <text:p text:style-name="Standard">9.8</text:p>
      <text:p text:style-name="Standard">Construct a worst-case input for quicksort with</text:p>
      <text:p text:style-name="Standard">a. the middle element as the pivot</text:p>
      <text:p text:style-name="Standard"/>
      <text:p text:style-name="Standard">The worst-case would be such that the algorithm takes on it's worst running time of O(N^2)</text:p>
      <text:p text:style-name="Standard"/>
      <text:p text:style-name="Standard">For this to occur we would need it to be very hard to sort the set of elements. <text:s/>Thus the following would be the worst-case:</text:p>
      <text:p text:style-name="Standard"/>
      <text:p text:style-name="Standard">We would need to ensure that the middle number was always the highest or the lowest of each subarray, while making the other elements of the subarray vary. <text:s/></text:p>
      <text:p text:style-name="Standard"/>
      <text:p text:style-name="Standard">Thus constructing a worst-case scenario requires that we:</text:p>
      <text:p text:style-name="Standard"/>
      <text:p text:style-name="Standard">We start with a sorted array of n numbers.</text:p>
      <text:p text:style-name="Standard"/>
      <text:p text:style-name="Standard">We then take n/2 and place the largest element of the array into position n/2.</text:p>
      <text:p text:style-name="Standard"/>
      <text:p text:style-name="Standard">We then look at each subarray and follow this procedure until we have “unsorted” all n elements. <text:s/>Then when we carry out the quicksort, the algorithm will be forced to partition all subarrays into single elements. <text:s/>However, since this is recursive it will run in O(N^2) time.</text:p>
      <text:p text:style-name="Standard"/>
      <text:p text:style-name="Standard"/>
      <text:p text:style-name="Standard">b. median of three pivot paritioning.</text:p>
      <text:p text:style-name="Standard"/>
      <text:p text:style-name="Standard">For this problem we do something similar as part a. <text:s/>The main difference is are criterion for comparison will be the median number rather than the middle number of each sub array. <text:s/>Thus quicksort will <text:soft-page-break/>always pick the worst element to partition by, creating N ^2 subarrays again. <text:s/>Thus the algorithm will run in O(N^2) time.</text:p>
      <text:p text:style-name="Standard"/>
      <text:p text:style-name="Standard">9.15</text:p>
      <text:p text:style-name="Standard"/>
      <text:p text:style-name="Standard">A student alters the quicksort routine by maing the following changes:</text:p>
      <text:p text:style-name="Standard"/>
      <text:p text:style-name="Standard">for( int i = low + 1, j = high -2; ;)</text:p>
      <text:p text:style-name="Standard">{</text:p>
      <text:p text:style-name="Standard"><text:tab/>while( a[i] &lt; pivot)</text:p>
      <text:p text:style-name="Standard"><text:tab/> <text:s text:c="2"/>i++;</text:p>
      <text:p text:style-name="Standard"><text:tab/>while( pivot &lt; a[j] )</text:p>
      <text:p text:style-name="Standard"><text:tab/> <text:s/>j--;</text:p>
      <text:p text:style-name="Standard">}</text:p>
      <text:p text:style-name="Standard"/>
      <text:p text:style-name="Standard">They appear equivalent. <text:s/>This is because we start with i = low and j = high – 1. <text:s/>Since the original said:</text:p>
      <text:p text:style-name="Standard"/>
      <text:p text:style-name="Standard">a[ ++i] we carry out i + 1 by precedence rules and for <text:s/>a[ --j] <text:s/>j – 1 by precedence rules first.</text:p>
      <text:p text:style-name="Standard"/>
      <text:p text:style-name="Standard">Thus i and j start off the same. <text:s/>However they are not the same. <text:s/>This is because the last i++ will never be carried out as it would be with the test a[ ++i ] &lt; pivot. <text:s/>The same is true for pivot &lt; a[ --j]. <text:s/>Thus these are close, but not the same.</text:p>
      <text:p text:style-name="Standard"/>
      <text:p text:style-name="Standard"><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3-02-23T18:23:55</meta:creation-date>
    <dc:date>2013-03-05T12:13:50</dc:date>
    <dc:creator>eric </dc:creator>
    <meta:editing-duration>PT1H23M18S</meta:editing-duration>
    <meta:editing-cycles>5</meta:editing-cycles>
    <meta:generator>LibreOffice/3.5$Linux_X86_64 LibreOffice_project/350m1$Build-2</meta:generator>
    <meta:document-statistic meta:table-count="0" meta:image-count="0" meta:object-count="0" meta:page-count="5" meta:paragraph-count="114" meta:word-count="903" meta:character-count="4706" meta:non-whitespace-character-count="3864"/>
  </office:meta>
</office:document-meta>
</file>